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6000002C296FC47D3D6EB1F14.png" manifest:media-type="image/png"/>
  <manifest:file-entry manifest:full-path="Pictures/1000020100000507000002CE90FEF13EFA203439.png" manifest:media-type="image/png"/>
  <manifest:file-entry manifest:full-path="Pictures/100002010000019F000002C488F8F7AAA397E152.png" manifest:media-type="image/png"/>
  <manifest:file-entry manifest:full-path="Pictures/10000201000006820000037A9812A4AF896D49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solid" svg:stroke-color="#2a6099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solid" svg:stroke-color="#15846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solid" svg:stroke-color="#ff4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objectwithoutfill">
      <style:graphic-properties svg:stroke-width="0.081cm" svg:stroke-color="#158466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ff4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2a6099" fo:font-size="12pt" fo:background-color="transparen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  <style:text-properties fo:color="#158466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ff4000"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color="#2a6099" fo:font-size="12pt" fo:background-color="transparent" style:font-size-asian="12pt" style:font-size-complex="12pt"/>
    </style:style>
    <style:style style:name="T2" style:family="text">
      <style:text-properties fo:color="#158466" fo:font-size="12pt" style:font-size-asian="12pt" style:font-size-complex="12pt"/>
    </style:style>
    <style:style style:name="T3" style:family="text">
      <style:text-properties fo:color="#ff4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425cm" svg:height="7.705cm" svg:x="14.1cm" svg:y="6.095cm">
          <draw:image xlink:href="Pictures/10000201000006820000037A9812A4AF896D49DD.png" xlink:type="simple" xlink:show="embed" xlink:actuate="onLoad" loext:mime-type="image/png">
            <text:p/>
          </draw:image>
        </draw:frame>
        <draw:frame draw:style-name="gr2" draw:text-style-name="P1" draw:layer="layout" svg:width="4.4cm" svg:height="7.507cm" svg:x="1.2cm" svg:y="5.1cm">
          <draw:image xlink:href="Pictures/100002010000019F000002C488F8F7AAA397E152.png" xlink:type="simple" xlink:show="embed" xlink:actuate="onLoad" loext:mime-type="image/png">
            <text:p/>
          </draw:image>
        </draw:frame>
        <draw:frame draw:style-name="gr3" draw:text-style-name="P1" draw:layer="layout" svg:width="8.039cm" svg:height="6.646cm" svg:x="6cm" svg:y="1.054cm">
          <draw:image xlink:href="Pictures/1000020100000356000002C296FC47D3D6EB1F14.png" xlink:type="simple" xlink:show="embed" xlink:actuate="onLoad" loext:mime-type="image/png">
            <text:p/>
          </draw:image>
        </draw:frame>
        <draw:frame draw:style-name="gr4" draw:text-style-name="P1" draw:layer="layout" svg:width="11.89cm" svg:height="6.633cm" svg:x="2.01cm" svg:y="13cm">
          <draw:image xlink:href="Pictures/1000020100000507000002CE90FEF13EFA203439.png" xlink:type="simple" xlink:show="embed" xlink:actuate="onLoad" loext:mime-type="image/png">
            <text:p/>
          </draw:image>
        </draw:frame>
        <draw:frame draw:style-name="gr5" draw:text-style-name="P2" draw:layer="layout" svg:width="2.3cm" svg:height="0.725cm" svg:x="5.5cm" svg:y="10.1cm">
          <draw:text-box>
            <text:p><text:span text:style-name="T1">Catalonia</text:span></text:p>
          </draw:text-box>
        </draw:frame>
        <draw:frame draw:style-name="gr6" draw:text-style-name="P3" draw:layer="layout" svg:width="2.3cm" svg:height="0.725cm" svg:x="8.8cm" svg:y="7.675cm">
          <draw:text-box>
            <text:p><text:span text:style-name="T2">Francia</text:span></text:p>
          </draw:text-box>
        </draw:frame>
        <draw:frame draw:style-name="gr6" draw:text-style-name="P4" draw:layer="layout" svg:width="2.3cm" svg:height="0.725cm" svg:x="9.1cm" svg:y="12.375cm">
          <draw:text-box>
            <text:p><text:span text:style-name="T3">Wallonia</text:span></text:p>
          </draw:text-box>
        </draw:frame>
        <draw:line draw:style-name="gr7" draw:text-style-name="P5" draw:layer="layout" svg:x1="9.8cm" svg:y1="8.4cm" svg:x2="14.2cm" svg:y2="9.8cm">
          <text:p/>
        </draw:line>
        <draw:line draw:style-name="gr8" draw:text-style-name="P5" draw:layer="layout" svg:x1="5.7cm" svg:y1="10cm" svg:x2="14.2cm" svg:y2="10.1cm">
          <text:p/>
        </draw:line>
        <draw:line draw:style-name="gr9" draw:text-style-name="P5" draw:layer="layout" svg:x1="10.3cm" svg:y1="12.5cm" svg:x2="14.2cm" svg:y2="10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09:32:52.579617563</meta:creation-date>
    <dc:date>2022-05-05T13:33:08.628964298</dc:date>
    <meta:editing-duration>PT2M18S</meta:editing-duration>
    <meta:editing-cycles>2</meta:editing-cycles>
    <meta:generator>LibreOffice/6.4.7.2$Linux_X86_64 LibreOffice_project/40$Build-2</meta:generator>
    <meta:document-statistic meta:object-count="10"/>
  </office:meta>
</office:document-meta>
</file>